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Mono" svg:font-family="'Roboto Mono', Menlo, Monaco, Consolas, 'Courier New', monospace"/>
    <style:font-face style:name="Roboto" svg:font-family="Roboto, 'Helvetica Neue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424242" style:font-name="Roboto Mono" fo:font-size="10.5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39e6e" officeooo:paragraph-rsid="00139e6e"/>
    </style:style>
    <style:style style:name="P4" style:family="paragraph" style:parent-style-name="Heading_20_3">
      <style:paragraph-properties fo:margin-left="0cm" fo:margin-right="0cm" fo:margin-top="0cm" fo:margin-bottom="0.318cm" loext:contextual-spacing="false" style:line-height-at-least="0.635cm" fo:orphans="2" fo:widows="2" fo:text-indent="0cm" style:auto-text-indent="false" fo:padding-left="0cm" fo:padding-right="0cm" fo:padding-top="0.185cm" fo:padding-bottom="0cm" fo:border-left="none" fo:border-right="none" fo:border-top="0.06pt solid #dcdcdc" fo:border-bottom="none"/>
      <style:text-properties fo:font-variant="normal" fo:text-transform="none" fo:color="#424242" style:font-name="Roboto" fo:font-size="12pt" fo:letter-spacing="normal" fo:font-style="normal" fo:font-weight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424242" style:font-name="Roboto Mono" fo:font-size="10.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24242" style:font-name="Roboto Mono" fo:font-size="10.5pt" fo:letter-spacing="normal" fo:font-style="normal" fo:font-weight="normal" loext:padding="0cm" loext:border="none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39e6e" officeooo:paragraph-rsid="00139e6e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67789" officeooo:paragraph-rsid="00167789"/>
    </style:style>
    <style:style style:name="P10" style:family="paragraph" style:parent-style-name="Text_20_body" style:list-style-name="L1">
      <style:paragraph-properties fo:margin-left="0cm" fo:margin-right="0cm" fo:margin-top="0cm" fo:margin-bottom="0.318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a60115" style:font-name="Roboto" fo:font-size="9.75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.318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a60115" style:font-name="Roboto" fo:font-size="9.75pt" fo:letter-spacing="normal" fo:font-style="normal" fo:font-weight="normal"/>
    </style:style>
    <style:style style:name="P12" style:family="paragraph" style:parent-style-name="Text_20_body" style:list-style-name="L1">
      <style:paragraph-properties fo:margin-top="0cm" fo:margin-bottom="0.318cm" loext:contextual-spacing="false" style:line-height-at-least="0.529cm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424242" fo:letter-spacing="normal"/>
    </style:style>
    <style:style style:name="T2" style:family="text">
      <style:text-properties fo:font-variant="normal" fo:text-transform="none" fo:color="#424242" style:font-name="Roboto Mono" fo:font-size="9pt" fo:letter-spacing="normal" fo:font-style="normal" fo:font-weight="normal" fo:background-color="transparent" loext:char-shading-value="0" loext:padding="0.049cm" loext:border="0.06pt solid #e1e1e8"/>
    </style:style>
    <style:style style:name="T3" style:family="text">
      <style:text-properties fo:font-variant="normal" fo:text-transform="none" fo:color="#424242" style:font-name="Roboto Mono" fo:font-size="10.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424242" style:font-name="Roboto Mono" fo:font-size="10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a60115" style:font-name="Roboto" fo:font-size="9.75pt" fo:letter-spacing="normal" fo:font-style="normal" fo:font-weight="normal"/>
    </style:style>
    <style:style style:name="T6" style:family="text">
      <style:text-properties fo:font-variant="normal" fo:text-transform="none" fo:color="#a60115" style:font-name="Roboto" fo:font-size="9.75pt" fo:letter-spacing="normal" fo:font-style="normal" fo:font-weight="bold"/>
    </style:style>
    <style:style style:name="T7" style:family="text">
      <style:text-properties fo:font-variant="normal" fo:text-transform="none" fo:color="#a60115" style:font-name="Roboto Mono" fo:font-size="10.5pt" fo:letter-spacing="normal" fo:font-style="normal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 </text:span><text:bookmark text:name="configurator0-status"/><text:span text:style-name="T5">Installation failed. Failed to receive heartbeat from agent.</text:span><text:bookmark text:name="configurator0-failureHints"/></text:p>
      <text:list xml:id="list8120049320431459003" text:style-name="L1">
        <text:list-item>
          <text:p text:style-name="P10">Ensure that the host's hostname is configured properly.</text:p>
        </text:list-item>
        <text:list-item>
          <text:p text:style-name="P11">Ensure that port 7182 is accessible on the Cloudera Manager Server (check firewall rules).</text:p>
        </text:list-item>
        <text:list-item>
          <text:p text:style-name="P11">Ensure that ports 9000 and 9001 are not in use on the host being added.</text:p>
        </text:list-item>
        <text:list-item>
          <text:p text:style-name="P11">Check agent logs in /var/log/cloudera-scm-agent/ on the host being added. (Some of the logs can be found in the installation details).</text:p>
        </text:list-item>
        <text:list-item>
          <text:p text:style-name="P12"><text:span text:style-name="T5">If </text:span><text:span text:style-name="T6">Use TLS Encryption for Agents</text:span><text:span text:style-name="T5"> is enabled in Cloudera Manager (Administration -&gt; Settings -&gt; Security), ensure that </text:span><text:span text:style-name="Source_20_Text"><text:span text:style-name="T2">/etc/cloudera-scm-agent/config.ini</text:span></text:span><text:span text:style-name="T5"> has </text:span><text:span text:style-name="Source_20_Text"><text:span text:style-name="T2">use_tls=1</text:span></text:span><text:span text:style-name="T5"> on the host being added. Restart the corresponding agent and click the </text:span><text:span text:style-name="T6">Retry</text:span><text:span text:style-name="T5"> link here.</text:span></text:p>
        </text:list-item>
      </text:list>
      <text:p text:style-name="Standard"/>
      <text:p text:style-name="Standard"/>
      <text:p text:style-name="P1">/tmp/scm_prepare_node.Y29CuxV1 <text:line-break/>using SSH_CLIENT to get the SCM hostname: 10.237.36.112 44668 22 <text:line-break/>opening logging file descriptor </text:p>
      <text:h text:style-name="P4" text:outline-level="3">Starting installation script...</text:h>
      <text:h text:style-name="P4" text:outline-level="3">Acquiring installation lock...</text:h>
      <text:p text:style-name="P6"><text:span text:style-name="Strong_20_Emphasis"><text:span text:style-name="T3">BEGIN flock 4 </text:span></text:span><text:span text:style-name="T4"><text:line-break/></text:span><text:span text:style-name="Strong_20_Emphasis"><text:span text:style-name="T3">END (0) </text:span></text:span></text:p>
      <text:h text:style-name="P4" text:outline-level="3">Detecting root privileges...</text:h>
      <text:p text:style-name="P7">effective UID is 0 </text:p>
      <text:h text:style-name="P4" text:outline-level="3">Detecting distribution...</text:h>
      <text:p text:style-name="P6"><text:span text:style-name="Strong_20_Emphasis"><text:span text:style-name="T3">BEGIN grep 'Ubuntu' /etc/lsb-release </text:span></text:span><text:span text:style-name="T4"><text:line-break/>DISTRIB_ID=Ubuntu <text:line-break/>DISTRIB_DESCRIPTION="Ubuntu 16.04.2 LTS" <text:line-break/></text:span><text:span text:style-name="Strong_20_Emphasis"><text:span text:style-name="T3">END (0) </text:span></text:span><text:span text:style-name="T4"><text:line-break/></text:span><text:span text:style-name="Strong_20_Emphasis"><text:span text:style-name="T3">BEGIN grep DISTRIB_CODENAME /etc/lsb-release </text:span></text:span><text:span text:style-name="T4"><text:line-break/>DISTRIB_CODENAME=xenial <text:line-break/></text:span><text:span text:style-name="Strong_20_Emphasis"><text:span text:style-name="T3">END (0) </text:span></text:span><text:span text:style-name="T4"><text:line-break/></text:span><text:span text:style-name="Strong_20_Emphasis"><text:span text:style-name="T3">BEGIN echo DISTRIB_CODENAME=xenial | cut -d = -f 2 </text:span></text:span><text:span text:style-name="T4"><text:line-break/></text:span><text:span text:style-name="Strong_20_Emphasis"><text:span text:style-name="T3">END (0) </text:span></text:span><text:span text:style-name="T4"><text:line-break/>xenial </text:span></text:p>
      <text:h text:style-name="P4" text:outline-level="3">Detecting Cloudera Manager Server...</text:h>
      <text:p text:style-name="P6"><text:span text:style-name="Strong_20_Emphasis"><text:span text:style-name="T3">BEGIN host -t PTR 10.237.36.112 </text:span></text:span><text:span text:style-name="T4"><text:line-break/>Host 112.36.237.10.in-addr.arpa. not found: 3(NXDOMAIN) <text:line-break/></text:span><text:span text:style-name="Strong_20_Emphasis"><text:span text:style-name="T3">END (1) </text:span></text:span><text:span text:style-name="T4"><text:line-break/></text:span><text:span text:style-name="Strong_20_Emphasis"><text:span text:style-name="T3">BEGIN which python </text:span></text:span><text:span text:style-name="T4"><text:line-break/></text:span><text:span text:style-name="Strong_20_Emphasis"><text:span text:style-name="T3">END (0) </text:span></text:span><text:span text:style-name="T4"><text:line-break/>/usr/bin/python <text:line-break/></text:span><text:span text:style-name="Strong_20_Emphasis"><text:span text:style-name="T3">BEGIN python -c 'import socket; import sys; s = socket.socket(socket.AF_INET); </text:span></text:span><text:soft-page-break/><text:span text:style-name="Strong_20_Emphasis"><text:span text:style-name="T3">s.settimeout(5.0); s.connect((sys.argv[1], int(sys.argv[2]))); s.close();' 10.237.36.112 7182 </text:span></text:span><text:span text:style-name="T4"><text:line-break/></text:span><text:span text:style-name="Strong_20_Emphasis"><text:span text:style-name="T3">END (0) </text:span></text:span><text:span text:style-name="T4"><text:line-break/></text:span><text:span text:style-name="Strong_20_Emphasis"><text:span text:style-name="T3">BEGIN which wget </text:span></text:span><text:span text:style-name="T4"><text:line-break/>/usr/bin/wget <text:line-break/></text:span><text:span text:style-name="Strong_20_Emphasis"><text:span text:style-name="T3">END (0) </text:span></text:span><text:span text:style-name="T4"><text:line-break/></text:span><text:span text:style-name="Strong_20_Emphasis"><text:span text:style-name="T3">BEGIN wget -qO- -T 1 -t 1 http://169.254.169.254/latest/meta-data/public-hostname &amp;&amp; /bin/echo </text:span></text:span><text:span text:style-name="T4"><text:line-break/></text:span><text:span text:style-name="Strong_20_Emphasis"><text:span text:style-name="T3">END (4) </text:span></text:span></text:p>
      <text:h text:style-name="P4" text:outline-level="3">Installing package repositories...</text:h>
      <text:p text:style-name="P6"><text:span text:style-name="T4">validating format of repository file /tmp/scm_prepare_node.Y29CuxV1/repos/ubuntu_xenial/cloudera-manager.list <text:line-break/>installing repository file /tmp/scm_prepare_node.Y29CuxV1/repos/ubuntu_xenial/cloudera-manager.list <text:line-break/>repository file /tmp/scm_prepare_node.Y29CuxV1/repos/ubuntu_xenial/cloudera-manager.list installed <text:line-break/></text:span><text:span text:style-name="Strong_20_Emphasis"><text:span text:style-name="T3">BEGIN apt-key add /tmp/scm_prepare_node.Y29CuxV1/archive.key </text:span></text:span><text:span text:style-name="T4"><text:line-break/>OK <text:line-break/></text:span><text:span text:style-name="Strong_20_Emphasis"><text:span text:style-name="T3">END (0) </text:span></text:span><text:span text:style-name="T4"><text:line-break/>installing priority file /tmp/scm_prepare_node.Y29CuxV1/priorities/ubuntu_xenial/cloudera.pref <text:line-break/>priority file /tmp/scm_prepare_node.Y29CuxV1/priorities/ubuntu_xenial/cloudera.pref installed </text:span></text:p>
      <text:h text:style-name="P4" text:outline-level="3">Refreshing package metadata...</text:h>
      <text:p text:style-name="P6"><text:span text:style-name="Strong_20_Emphasis"><text:span text:style-name="T3">BEGIN apt-get update </text:span></text:span><text:span text:style-name="T4"><text:line-break/>Hit:1 http://repo.mysql.com/apt/ubuntu xenial InRelease <text:line-break/>Hit:2 http://archive.cloudera.com/cm5/ubuntu/xenial/amd64/cm xenial-cm5 InRelease <text:line-break/>Hit:3 https://archive.cloudera.com/cdh5/ubuntu/precise/amd64/cdh precise-cdh5 InRelease <text:line-break/>Hit:4 http://security.ubuntu.com/ubuntu xenial-security InRelease <text:line-break/>Hit:5 http://in.archive.ubuntu.com/ubuntu xenial InRelease <text:line-break/>Hit:6 https://archive.cloudera.com/cm5/ubuntu/xenial/amd64/cm xenial-cm5.12.1 InRelease <text:line-break/>Hit:7 http://in.archive.ubuntu.com/ubuntu xenial-updates InRelease <text:line-break/>Hit:8 http://in.archive.ubuntu.com/ubuntu xenial-backports InRelease <text:line-break/>Reading package lists... <text:line-break/>W: http://archive.cloudera.com/cm5/ubuntu/xenial/amd64/cm/dists/xenial-cm5/InRelease: Signature by key F36A89E33CC1BD0F71079007327574EE02A818DD uses weak digest algorithm (SHA1) <text:line-break/>W: https://archive.cloudera.com/cdh5/ubuntu/precise/amd64/cdh/dists/precise-cdh5/InRelease: Signature by key F36A89E33CC1BD0F71079007327574EE02A818DD uses weak digest algorithm (SHA1) <text:line-break/>W: https://archive.cloudera.com/cm5/ubuntu/xenial/amd64/cm/dists/xenial-cm5.12.1/InRelease: Signature by key F36A89E33CC1BD0F71079007327574EE02A818DD uses weak digest algorithm (SHA1) <text:line-break/></text:span><text:span text:style-name="Strong_20_Emphasis"><text:span text:style-name="T3">END (0) </text:span></text:span><text:span text:style-name="T4"><text:line-break/></text:span><text:soft-page-break/><text:span text:style-name="Strong_20_Emphasis"><text:span text:style-name="T3">BEGIN apt-get update </text:span></text:span><text:span text:style-name="T4"><text:line-break/>Hit:1 http://repo.mysql.com/apt/ubuntu xenial InRelease <text:line-break/>Hit:2 http://archive.cloudera.com/cm5/ubuntu/xenial/amd64/cm xenial-cm5 InRelease <text:line-break/>Hit:3 https://archive.cloudera.com/cdh5/ubuntu/precise/amd64/cdh precise-cdh5 InRelease <text:line-break/>Hit:4 https://archive.cloudera.com/cm5/ubuntu/xenial/amd64/cm xenial-cm5.12.1 InRelease <text:line-break/>Hit:5 http://in.archive.ubuntu.com/ubuntu xenial InRelease <text:line-break/>Hit:6 http://security.ubuntu.com/ubuntu xenial-security InRelease <text:line-break/>Hit:7 http://in.archive.ubuntu.com/ubuntu xenial-updates InRelease <text:line-break/>Hit:8 http://in.archive.ubuntu.com/ubuntu xenial-backports InRelease <text:line-break/>Reading package lists... <text:line-break/>W: http://archive.cloudera.com/cm5/ubuntu/xenial/amd64/cm/dists/xenial-cm5/InRelease: Signature by key F36A89E33CC1BD0F71079007327574EE02A818DD uses weak digest algorithm (SHA1) <text:line-break/>W: https://archive.cloudera.com/cdh5/ubuntu/precise/amd64/cdh/dists/precise-cdh5/InRelease: Signature by key F36A89E33CC1BD0F71079007327574EE02A818DD uses weak digest algorithm (SHA1) <text:line-break/>W: https://archive.cloudera.com/cm5/ubuntu/xenial/amd64/cm/dists/xenial-cm5.12.1/InRelease: Signature by key F36A89E33CC1BD0F71079007327574EE02A818DD uses weak digest algorithm (SHA1) <text:line-break/></text:span><text:span text:style-name="Strong_20_Emphasis"><text:span text:style-name="T3">END (0) </text:span></text:span></text:p>
      <text:h text:style-name="P4" text:outline-level="3">Installing cloudera-manager-agent package...</text:h>
      <text:p text:style-name="P6"><text:span text:style-name="Strong_20_Emphasis"><text:span text:style-name="T3">BEGIN dpkg -l cloudera-manager-agent | grep -E '^ii[[:space:]]*cloudera-manager-agent[[:space:]]*' </text:span></text:span><text:span text:style-name="T4"><text:line-break/>ii cloudera-manager-agent 5.12.1-1.cm5121.p0.6~xenial-cm5 amd64 The Cloudera Manager Agent <text:line-break/></text:span><text:span text:style-name="Strong_20_Emphasis"><text:span text:style-name="T3">END (0) </text:span></text:span><text:span text:style-name="T4"><text:line-break/></text:span><text:span text:style-name="Strong_20_Emphasis"><text:span text:style-name="T3">BEGIN echo oracle-j2sdk1.6 oracle-j2sdk1.7 cloudera-manager-agent cloudera-manager-daemons | grep cloudera-manager-agent </text:span></text:span><text:span text:style-name="T4"><text:line-break/>oracle-j2sdk1.6 oracle-j2sdk1.7 cloudera-manager-agent cloudera-manager-daemons <text:line-break/></text:span><text:span text:style-name="Strong_20_Emphasis"><text:span text:style-name="T3">END (0) </text:span></text:span><text:span text:style-name="T4"><text:line-break/></text:span><text:span text:style-name="Strong_20_Emphasis"><text:span text:style-name="T3">BEGIN apt-cache show cloudera-manager-agent </text:span></text:span><text:span text:style-name="T4"><text:line-break/>Package: cloudera-manager-agent <text:line-break/>Source: enterprise <text:line-break/>Version: 5.12.1-1.cm5121.p0.6~xenial-cm5 <text:line-break/>Architecture: amd64 <text:line-break/>Maintainer: Cloudera Inc. &lt;https://issues.cloudera.org&gt; <text:line-break/>Installed-Size: 44057 <text:line-break/>Depends: libc6 (&gt;= 2.17), libcomerr2 (&gt;= 1.01), libgcc1 (&gt;= 1:3.0), libgssapi-krb5-2 (&gt;= 1.10+dfsg~), libkrb5-3 (&gt;= 1.6.dfsg.2), libssl1.0.0 (&gt;= 1.0.2~beta3), libstdc++6 (&gt;= 5.2), zlib1g (&gt;= 1:1.2.0), lsb-base, psmisc, bash, libsasl2-modules, libsasl2-modules-gssapi-mit, libxslt1.1, libsqlite3-0, openssl, libssl-dev, libfuse2, fuse-utils | fuse, rpcbind, cloudera-manager-daemons (= 5.12.1-1.cm5121.p0.6~xenial-cm5), perl, python-psycopg2, python-mysqldb, apache2, iproute2 <text:line-break/>Homepage: http://www.cloudera.com <text:line-break/>Priority: extra <text:line-break/>Section: misc <text:line-break/></text:span><text:soft-page-break/><text:span text:style-name="T4">Filename: pool/contrib/e/enterprise/cloudera-manager-agent_5.12.1-1.cm5121.p0.6~xenial-cm5_amd64.deb <text:line-break/>Size: 11200232 <text:line-break/>SHA256: 4d7f39084478767515d4e7b3f97b21c2c860ee8ba8890fdfe00d92dc09cc1f5c <text:line-break/>SHA1: 3a1ee4f687940eb45ded50210cb4555b6a0e2349 <text:line-break/>MD5sum: 6514449f4bb12e35a3bd6e3b72fba7dd <text:line-break/>Description: The Cloudera Manager Agent <text:line-break/>The Agent is deployed to machines running services managed by Cloudera Manager. <text:line-break/>Description-md5: 482a592ee859d31443f58aa3e48fe303 <text:line-break/><text:line-break/></text:span><text:span text:style-name="Strong_20_Emphasis"><text:span text:style-name="T3">END (0) </text:span></text:span><text:span text:style-name="T4"><text:line-break/>Version: 5.12.1-1.cm5121.p0.6~xenial-cm5 <text:line-break/></text:span><text:span text:style-name="Strong_20_Emphasis"><text:span text:style-name="T3">BEGIN apt-get -o Dpkg::Options::=--force-confdef -o Dpkg::Options::=--force-confold -y install cloudera-manager-agent </text:span></text:span><text:span text:style-name="T4"><text:line-break/>Reading package lists... <text:line-break/>Building dependency tree... <text:line-break/>Reading state information... <text:line-break/>cloudera-manager-agent is already the newest version (5.12.1-1.cm5121.p0.6~xenial-cm5). <text:line-break/>0 upgraded, 0 newly installed, 0 to remove and 210 not upgraded. <text:line-break/></text:span><text:span text:style-name="Strong_20_Emphasis"><text:span text:style-name="T3">END (0) </text:span></text:span><text:span text:style-name="T4"><text:line-break/>remote package cloudera-manager-agent installed </text:span></text:p>
      <text:h text:style-name="P4" text:outline-level="3">Installing cloudera-manager-daemons package...</text:h>
      <text:p text:style-name="P6"><text:span text:style-name="Strong_20_Emphasis"><text:span text:style-name="T3">BEGIN dpkg -l cloudera-manager-daemons | grep -E '^ii[[:space:]]*cloudera-manager-daemons[[:space:]]*' </text:span></text:span><text:span text:style-name="T4"><text:line-break/>ii cloudera-manager-daemons 5.12.1-1.cm5121.p0.6~xenial-cm5 all Provides daemons for monitoring Hadoop and related tools. <text:line-break/></text:span><text:span text:style-name="Strong_20_Emphasis"><text:span text:style-name="T3">END (0) </text:span></text:span><text:span text:style-name="T4"><text:line-break/></text:span><text:span text:style-name="Strong_20_Emphasis"><text:span text:style-name="T3">BEGIN echo oracle-j2sdk1.6 oracle-j2sdk1.7 cloudera-manager-agent cloudera-manager-daemons | grep cloudera-manager-daemons </text:span></text:span><text:span text:style-name="T4"><text:line-break/>oracle-j2sdk1.6 oracle-j2sdk1.7 cloudera-manager-agent cloudera-manager-daemons <text:line-break/></text:span><text:span text:style-name="Strong_20_Emphasis"><text:span text:style-name="T3">END (0) </text:span></text:span><text:span text:style-name="T4"><text:line-break/></text:span><text:span text:style-name="Strong_20_Emphasis"><text:span text:style-name="T3">BEGIN apt-cache show cloudera-manager-daemons </text:span></text:span><text:span text:style-name="T4"><text:line-break/>Package: cloudera-manager-daemons <text:line-break/>Source: enterprise <text:line-break/>Version: 5.12.1-1.cm5121.p0.6~xenial-cm5 <text:line-break/>Architecture: all <text:line-break/>Maintainer: Cloudera Inc. &lt;https://issues.cloudera.org&gt; <text:line-break/>Installed-Size: 855727 <text:line-break/>Depends: perl <text:line-break/>Homepage: http://www.cloudera.com <text:line-break/>Priority: extra <text:line-break/>Section: misc <text:line-break/>Filename: pool/contrib/e/enterprise/cloudera-manager-daemons_5.12.1-1.cm5121.p0.6~xenial-cm5_all.deb <text:line-break/>Size: 725069466 <text:line-break/>SHA256: c459d7b9e7b2147e57f9c4f90ad314abb5287bfa7e50043dc6754093ff3ef839 <text:line-break/>SHA1: a206fee98b64fdd6e0e92502a303fe10abca57e8 <text:line-break/></text:span><text:soft-page-break/><text:span text:style-name="T4">MD5sum: 07a37ba0250ffe18ad511082dd4ec78f <text:line-break/>Description: Provides daemons for monitoring Hadoop and related tools. <text:line-break/>Provides daemons for monitoring Hadoop and related tools. <text:line-break/>Description-md5: 35bb5bc8fc2f296f791c3bda9e345340 <text:line-break/><text:line-break/></text:span><text:span text:style-name="Strong_20_Emphasis"><text:span text:style-name="T3">END (0) </text:span></text:span><text:span text:style-name="T4"><text:line-break/>Version: 5.12.1-1.cm5121.p0.6~xenial-cm5 <text:line-break/></text:span><text:span text:style-name="Strong_20_Emphasis"><text:span text:style-name="T3">BEGIN apt-get -o Dpkg::Options::=--force-confdef -o Dpkg::Options::=--force-confold -y install cloudera-manager-daemons </text:span></text:span><text:span text:style-name="T4"><text:line-break/>Reading package lists... <text:line-break/>Building dependency tree... <text:line-break/>Reading state information... <text:line-break/>cloudera-manager-daemons is already the newest version (5.12.1-1.cm5121.p0.6~xenial-cm5).<text:line-break/>0 upgraded, 0 newly installed, 0 to remove and 210 not upgraded. <text:line-break/></text:span><text:span text:style-name="Strong_20_Emphasis"><text:span text:style-name="T3">END (0) </text:span></text:span><text:span text:style-name="T4"><text:line-break/>remote package cloudera-manager-daemons installed </text:span></text:p>
      <text:h text:style-name="P4" text:outline-level="3">Installing Unlimited Strength Encryption policy files.</text:h>
      <text:p text:style-name="P7">Installation not requested. Step will be skipped. </text:p>
      <text:h text:style-name="P4" text:outline-level="3">Configuring Cloudera Manager Agent...</text:h>
      <text:p text:style-name="P6"><text:span text:style-name="Strong_20_Emphasis"><text:span text:style-name="T3">BEGIN grep server_host=10.237.36.112 /etc/cloudera-scm-agent/config.ini </text:span></text:span><text:span text:style-name="T4"><text:line-break/>server_host=10.237.36.112 <text:line-break/></text:span><text:span text:style-name="Strong_20_Emphasis"><text:span text:style-name="T3">END (0) </text:span></text:span><text:span text:style-name="T4"><text:line-break/>scm agent is already configured <text:line-break/></text:span><text:span text:style-name="Strong_20_Emphasis"><text:span text:style-name="T3">BEGIN sed -e 's/#\(USER=.*\)/\1/' -i /etc/default/cloudera-scm-agent </text:span></text:span><text:span text:style-name="T4"><text:line-break/></text:span><text:span text:style-name="Strong_20_Emphasis"><text:span text:style-name="T3">END (0) </text:span></text:span></text:p>
      <text:h text:style-name="P4" text:outline-level="3">Starting Cloudera Manager Agent...</text:h>
      <text:p text:style-name="P6"><text:span text:style-name="Strong_20_Emphasis"><text:span text:style-name="T3">BEGIN /usr/sbin/service cloudera-scm-agent status </text:span></text:span><text:span text:style-name="T4"><text:line-break/>* cloudera-scm-agent.service - LSB: Cloudera SCM Agent <text:line-break/>Loaded: loaded (/etc/init.d/cloudera-scm-agent; bad; vendor preset: enabled) <text:line-break/>Active: active (exited) since Wed 2017-09-13 11:55:55 IST; 1min 22s ago <text:line-break/>Docs: man:systemd-sysv-generator(8) <text:line-break/>Process: 14503 ExecStop=/etc/init.d/cloudera-scm-agent stop (code=exited, status=0/SUCCESS) <text:line-break/>Process: 14544 ExecStart=/etc/init.d/cloudera-scm-agent start (code=exited, status=0/SUCCESS) <text:line-break/><text:line-break/>Sep 13 11:55:53 PC355406 systemd[1]: Starting LSB: Cloudera SCM Agent... <text:line-break/>Sep 13 11:55:53 PC355406 su[14563]: Successful su for cloudera-scm by root <text:line-break/>Sep 13 11:55:53 PC355406 su[14563]: + ??? root:cloudera-scm <text:line-break/>Sep 13 11:55:53 PC355406 su[14563]: pam_unix(su:session): session opened for user cloudera-scm by (uid=0) <text:line-break/>Sep 13 11:55:55 PC355406 cloudera-scm-agent[14544]: Starting cloudera-scm-agent: * cloudera-scm-agent started <text:line-break/></text:span><text:soft-page-break/><text:span text:style-name="T4">Sep 13 11:55:55 PC355406 systemd[1]: Started LSB: Cloudera SCM Agent. <text:line-break/></text:span><text:span text:style-name="Strong_20_Emphasis"><text:span text:style-name="T3">END (0) </text:span></text:span><text:span text:style-name="T4"><text:line-break/></text:span><text:span text:style-name="Strong_20_Emphasis"><text:span text:style-name="T3">BEGIN /usr/sbin/service cloudera-scm-agent restart </text:span></text:span><text:span text:style-name="T4"><text:line-break/></text:span><text:span text:style-name="Strong_20_Emphasis"><text:span text:style-name="T3">END (0) </text:span></text:span><text:span text:style-name="T4"><text:line-break/>agent logs: <text:line-break/></text:span><text:span text:style-name="Strong_20_Emphasis"><text:span text:style-name="T3">BEGIN tail -n 50 /var/log/cloudera-scm-agent//cloudera-scm-agent.out | sed 's/^/&gt;&gt;/' </text:span></text:span><text:span text:style-name="T4"><text:line-break/>&gt;&gt;[06/Sep/2017 11:48:04 +0000] 4465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2/Sep/2017 21:08:41 +0000] 1393 MainThread agent INFO SCM Agent Version: 5.12.1 <text:line-break/>&gt;&gt;[12/Sep/2017 21:08:41 +0000] 1393 MainThread agent WARNING Expected mode 0751 for /run/cloudera-scm-agent but was 0755 <text:line-break/>&gt;&gt;[12/Sep/2017 21:08:41 +0000] 1393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3/Sep/2017 11:49:06 +0000] 9087 MainThread agent INFO SCM Agent Version: 5.12.1 <text:line-break/>&gt;&gt;[13/Sep/2017 11:49:06 +0000] 9087 MainThread agent WARNING Expected mode 0751 for /run/cloudera-scm-agent but was 0755 <text:line-break/>&gt;&gt;[13/Sep/2017 11:49:06 +0000] 9087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3/Sep/2017 11:51:08 +0000] 10430 MainThread agent INFO SCM Agent Version: 5.12.1 <text:line-break/>&gt;&gt;[13/Sep/2017 11:51:08 +0000] 10430 MainThread agent WARNING Expected mode 0751 for /run/cloudera-scm-agent but was 0755 <text:line-break/></text:span><text:soft-page-break/><text:span text:style-name="T4">&gt;&gt;[13/Sep/2017 11:51:08 +0000] 10430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3/Sep/2017 11:51:50 +0000] 11731 MainThread agent INFO SCM Agent Version: 5.12.1 <text:line-break/>&gt;&gt;[13/Sep/2017 11:51:50 +0000] 11731 MainThread agent WARNING Expected mode 0751 for /run/cloudera-scm-agent but was 0755 <text:line-break/>&gt;&gt;[13/Sep/2017 11:51:50 +0000] 11731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3/Sep/2017 11:53:43 +0000] 13179 MainThread agent INFO SCM Agent Version: 5.12.1 <text:line-break/>&gt;&gt;[13/Sep/2017 11:53:43 +0000] 13179 MainThread agent WARNING Expected mode 0751 for /run/cloudera-scm-agent but was 0755 <text:line-break/>&gt;&gt;[13/Sep/2017 11:53:43 +0000] 13179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3/Sep/2017 11:55:55 +0000] 14565 MainThread agent INFO SCM Agent Version: 5.12.1 <text:line-break/>&gt;&gt;[13/Sep/2017 11:55:55 +0000] 14565 MainThread agent WARNING Expected mode 0751 for /run/cloudera-scm-agent but was 0755 <text:line-break/>&gt;&gt;[13/Sep/2017 11:55:55 +0000] 14565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</text:span><text:soft-page-break/><text:span text:style-name="T4">py2.7.egg/cmf/redaction.py:261: SyntaxWarning: name 'NOP_REDACTOR' is assigned to before global declaration <text:line-break/>&gt;&gt; global NOP_REDACTOR <text:line-break/>&gt;&gt;[13/Sep/2017 11:57:19 +0000] 15897 MainThread agent INFO SCM Agent Version: 5.12.1 <text:line-break/>&gt;&gt;[13/Sep/2017 11:57:19 +0000] 15897 MainThread agent WARNING Expected mode 0751 for /run/cloudera-scm-agent but was 0755 <text:line-break/>&gt;&gt;[13/Sep/2017 11:57:19 +0000] 15897 MainThread agent INFO Re-using pre-existing directory: /run/cloudera-scm-agent <text:line-break/>&gt;&gt;[06/Sep/2017 11:48:04 +0000] 4465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2/Sep/2017 21:08:41 +0000] 1393 MainThread agent INFO SCM Agent Version: 5.12.1 <text:line-break/>&gt;&gt;[12/Sep/2017 21:08:41 +0000] 1393 MainThread agent WARNING Expected mode 0751 for /run/cloudera-scm-agent but was 0755 <text:line-break/>&gt;&gt;[12/Sep/2017 21:08:41 +0000] 1393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3/Sep/2017 11:49:06 +0000] 9087 MainThread agent INFO SCM Agent Version: 5.12.1 <text:line-break/>&gt;&gt;[13/Sep/2017 11:49:06 +0000] 9087 MainThread agent WARNING Expected mode 0751 for /run/cloudera-scm-agent but was 0755 <text:line-break/>&gt;&gt;[13/Sep/2017 11:49:06 +0000] 9087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3/Sep/2017 11:51:08 +0000] 10430 MainThread agent INFO SCM Agent Version: 5.12.1 <text:line-break/></text:span><text:soft-page-break/><text:span text:style-name="T4">&gt;&gt;[13/Sep/2017 11:51:08 +0000] 10430 MainThread agent WARNING Expected mode 0751 for /run/cloudera-scm-agent but was 0755 <text:line-break/>&gt;&gt;[13/Sep/2017 11:51:08 +0000] 10430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3/Sep/2017 11:51:50 +0000] 11731 MainThread agent INFO SCM Agent Version: 5.12.1 <text:line-break/>&gt;&gt;[13/Sep/2017 11:51:50 +0000] 11731 MainThread agent WARNING Expected mode 0751 for /run/cloudera-scm-agent but was 0755 <text:line-break/>&gt;&gt;[13/Sep/2017 11:51:50 +0000] 11731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3/Sep/2017 11:53:43 +0000] 13179 MainThread agent INFO SCM Agent Version: 5.12.1 <text:line-break/>&gt;&gt;[13/Sep/2017 11:53:43 +0000] 13179 MainThread agent WARNING Expected mode 0751 for /run/cloudera-scm-agent but was 0755 <text:line-break/>&gt;&gt;[13/Sep/2017 11:53:43 +0000] 13179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3/Sep/2017 11:55:55 +0000] 14565 MainThread agent INFO SCM Agent Version: 5.12.1 <text:line-break/>&gt;&gt;[13/Sep/2017 11:55:55 +0000] 14565 MainThread agent WARNING Expected mode 0751 for /run/cloudera-scm-agent but was 0755 <text:line-break/>&gt;&gt;[13/Sep/2017 11:55:55 +0000] 14565 MainThread agent INFO Re-using pre-existing directory: /run/cloudera-scm-agent <text:line-break/>&gt;&gt;/usr/lib/cmf/agent/build/env/lib/python2.7/site-packages/cmf-5.12.1-py2.7.egg/cmf/redaction.py:260: SyntaxWarning: name 'REDACTOR' is assigned to before global declaration <text:line-break/></text:span><text:soft-page-break/><text:span text:style-name="T4">&gt;&gt; global REDACTOR <text:line-break/>&gt;&gt;/usr/lib/cmf/agent/build/env/lib/python2.7/site-packages/cmf-5.12.1-py2.7.egg/cmf/redaction.py:261: SyntaxWarning: name 'NOP_REDACTOR' is assigned to before global declaration <text:line-break/>&gt;&gt; global NOP_REDACTOR <text:line-break/>&gt;&gt;[13/Sep/2017 11:57:19 +0000] 15897 MainThread agent INFO SCM Agent Version: 5.12.1 <text:line-break/>&gt;&gt;[13/Sep/2017 11:57:19 +0000] 15897 MainThread agent WARNING Expected mode 0751 for /run/cloudera-scm-agent but was 0755 <text:line-break/>&gt;&gt;[13/Sep/2017 11:57:19 +0000] 15897 MainThread agent INFO Re-using pre-existing directory: /run/cloudera-scm-agent <text:line-break/></text:span><text:span text:style-name="Strong_20_Emphasis"><text:span text:style-name="T3">END (0) </text:span></text:span><text:span text:style-name="T4"><text:line-break/></text:span><text:span text:style-name="Strong_20_Emphasis"><text:span text:style-name="T3">BEGIN tail -n 50 /var/log/cloudera-scm-agent//cloudera-scm-agent.log | sed 's/^/&gt;&gt;/' </text:span></text:span><text:span text:style-name="T4"><text:line-break/>&gt;&gt; self.max_cert_depth) <text:line-break/>&gt;&gt; File "/usr/lib/cmf/agent/build/env/lib/python2.7/site-packages/cmf-5.12.1-py2.7.egg/cmf/https.py", line 134, in __init__ <text:line-break/>&gt;&gt; self.conn.connect() <text:line-break/>&gt;&gt; File "/usr/lib/cmf/agent/build/env/lib/python2.7/site-packages/M2Crypto-0.24.0-py2.7-linux-x86_64.egg/M2Crypto/httpslib.py", line 59, in connect <text:line-break/>&gt;&gt; sock.connect((self.host, self.port)) <text:line-break/>&gt;&gt; File "/usr/lib/cmf/agent/build/env/lib/python2.7/site-packages/M2Crypto-0.24.0-py2.7-linux-x86_64.egg/M2Crypto/SSL/Connection.py", line 195, in connect <text:line-break/>&gt;&gt; ret = self.connect_ssl() <text:line-break/>&gt;&gt; File "/usr/lib/cmf/agent/build/env/lib/python2.7/site-packages/M2Crypto-0.24.0-py2.7-linux-x86_64.egg/M2Crypto/SSL/Connection.py", line 188, in connect_ssl <text:line-break/>&gt;&gt; return m2.ssl_connect(self.ssl, self._timeout) <text:line-break/></text:span><text:span text:style-name="T7">&gt;&gt;SSLError: unknown protocol </text:span><text:span text:style-name="T4"><text:line-break/></text:span><text:span text:style-name="T7">&gt;&gt;[13/Sep/2017 11:57:12 +0000] 14579 MainThread agent ERROR Heartbeating to 10.237.36.112:7182 failed. </text:span><text:span text:style-name="T4"><text:line-break/>&gt;&gt;Traceback (most recent call last): <text:line-break/>&gt;&gt; File "/usr/lib/cmf/agent/build/env/lib/python2.7/site-packages/cmf-5.12.1-py2.7.egg/cmf/agent.py", line 1409, in _send_heartbeat <text:line-break/>&gt;&gt; self.max_cert_depth) <text:line-break/>&gt;&gt; File "/usr/lib/cmf/agent/build/env/lib/python2.7/site-packages/cmf-5.12.1-py2.7.egg/cmf/https.py", line 134, in __init__ <text:line-break/>&gt;&gt; self.conn.connect() <text:line-break/>&gt;&gt; File "/usr/lib/cmf/agent/build/env/lib/python2.7/site-packages/M2Crypto-0.24.0-py2.7-linux-x86_64.egg/M2Crypto/httpslib.py", line 59, in connect <text:line-break/>&gt;&gt; sock.connect((self.host, self.port)) <text:line-break/>&gt;&gt; File "/usr/lib/cmf/agent/build/env/lib/python2.7/site-packages/M2Crypto-0.24.0-py2.7-linux-x86_64.egg/M2Crypto/SSL/Connection.py", line 195, in connect <text:line-break/>&gt;&gt; ret = self.connect_ssl() <text:line-break/>&gt;&gt; File "/usr/lib/cmf/agent/build/env/lib/python2.7/site-packages/M2Crypto-0.24.0-py2.7-linux-x86_64.egg/M2Crypto/SSL/Connection.py", line 188, in connect_ssl <text:line-break/>&gt;&gt; return m2.ssl_connect(self.ssl, self._timeout) <text:line-break/></text:span><text:span text:style-name="T7">&gt;&gt;SSLError: unknown protocol </text:span><text:span text:style-name="T4"><text:line-break/></text:span><text:span text:style-name="T7">&gt;&gt;[13/Sep/2017 11:57:17 +0000] 14579 MainThread agent ERROR Heartbeating to 10.237.36.112:7182 failed. </text:span><text:span text:style-name="T4"><text:line-break/></text:span><text:soft-page-break/><text:span text:style-name="T4">&gt;&gt;Traceback (most recent call last): <text:line-break/>&gt;&gt; File "/usr/lib/cmf/agent/build/env/lib/python2.7/site-packages/cmf-5.12.1-py2.7.egg/cmf/agent.py", line 1409, in _send_heartbeat <text:line-break/>&gt;&gt; self.max_cert_depth) <text:line-break/>&gt;&gt; File "/usr/lib/cmf/agent/build/env/lib/python2.7/site-packages/cmf-5.12.1-py2.7.egg/cmf/https.py", line 134, in __init__ <text:line-break/>&gt;&gt; self.conn.connect() <text:line-break/>&gt;&gt; File "/usr/lib/cmf/agent/build/env/lib/python2.7/site-packages/M2Crypto-0.24.0-py2.7-linux-x86_64.egg/M2Crypto/httpslib.py", line 59, in connect <text:line-break/>&gt;&gt; sock.connect((self.host, self.port)) <text:line-break/>&gt;&gt; File "/usr/lib/cmf/agent/build/env/lib/python2.7/site-packages/M2Crypto-0.24.0-py2.7-linux-x86_64.egg/M2Crypto/SSL/Connection.py", line 195, in connect <text:line-break/>&gt;&gt; ret = self.connect_ssl() <text:line-break/>&gt;&gt; File "/usr/lib/cmf/agent/build/env/lib/python2.7/site-packages/M2Crypto-0.24.0-py2.7-linux-x86_64.egg/M2Crypto/SSL/Connection.py", line 188, in connect_ssl <text:line-break/>&gt;&gt; return m2.ssl_connect(self.ssl, self._timeout) <text:line-break/></text:span><text:span text:style-name="T7">&gt;&gt;SSLError: unknown protocol </text:span><text:span text:style-name="T4"><text:line-break/>&gt;&gt;[13/Sep/2017 11:57:18 +0000] 14579 MainThread agent INFO Stopping agent... <text:line-break/>&gt;&gt;[13/Sep/2017 11:57:18 +0000] 14579 MainThread agent INFO 1 processes are being managed; Supervisor will continue to run. <text:line-break/>&gt;&gt;[13/Sep/2017 11:57:18 +0000] 14579 MainThread _cplogging INFO [13/Sep/2017:11:57:18] ENGINE Bus STOPPING <text:line-break/>&gt;&gt;[13/Sep/2017 11:57:18 +0000] 14579 MainThread _cplogging INFO [13/Sep/2017:11:57:18] ENGINE HTTP Server cherrypy._cpwsgi_server.CPWSGIServer(('PC355406', 9000)) shut down <text:line-break/>&gt;&gt;[13/Sep/2017 11:57:18 +0000] 14579 MainThread _cplogging INFO [13/Sep/2017:11:57:18] ENGINE Stopped thread '_TimeoutMonitor'. <text:line-break/>&gt;&gt;[13/Sep/2017 11:57:18 +0000] 14579 MainThread _cplogging INFO [13/Sep/2017:11:57:18] ENGINE Bus STOPPED <text:line-break/>&gt;&gt;[13/Sep/2017 11:57:18 +0000] 14579 MainThread _cplogging INFO [13/Sep/2017:11:57:18] ENGINE Bus STOPPING <text:line-break/>&gt;&gt;[13/Sep/2017 11:57:18 +0000] 14579 MainThread _cplogging INFO [13/Sep/2017:11:57:18] ENGINE HTTP Server cherrypy._cpwsgi_server.CPWSGIServer(('PC355406', 9000)) already shut down <text:line-break/>&gt;&gt;[13/Sep/2017 11:57:18 +0000] 14579 MainThread _cplogging INFO [13/Sep/2017:11:57:18] ENGINE No thread running for None. <text:line-break/>&gt;&gt;[13/Sep/2017 11:57:18 +0000] 14579 MainThread _cplogging INFO [13/Sep/2017:11:57:18] ENGINE Bus STOPPED <text:line-break/>&gt;&gt;[13/Sep/2017 11:57:18 +0000] 14579 MainThread _cplogging INFO [13/Sep/2017:11:57:18] ENGINE Bus EXITING <text:line-break/>&gt;&gt;[13/Sep/2017 11:57:18 +0000] 14579 MainThread _cplogging INFO [13/Sep/2017:11:57:18] ENGINE Bus EXITED <text:line-break/>&gt;&gt;[13/Sep/2017 11:57:18 +0000] 14579 MainThread agent INFO Agent exiting; caught signal 15 <text:line-break/>&gt;&gt;[13/Sep/2017 11:57:18 +0000] 14579 Dummy-13 daemonize WARNING Stopping daemon. <text:line-break/>&gt;&gt; self.max_cert_depth) <text:line-break/>&gt;&gt; File "/usr/lib/cmf/agent/build/env/lib/python2.7/site-packages/cmf-5.12.1-py2.7.egg/cmf/https.py", line 134, in __init__ <text:line-break/></text:span><text:soft-page-break/><text:span text:style-name="T4">&gt;&gt; self.conn.connect() <text:line-break/>&gt;&gt; File "/usr/lib/cmf/agent/build/env/lib/python2.7/site-packages/M2Crypto-0.24.0-py2.7-linux-x86_64.egg/M2Crypto/httpslib.py", line 59, in connect <text:line-break/>&gt;&gt; sock.connect((self.host, self.port)) <text:line-break/>&gt;&gt; File "/usr/lib/cmf/agent/build/env/lib/python2.7/site-packages/M2Crypto-0.24.0-py2.7-linux-x86_64.egg/M2Crypto/SSL/Connection.py", line 195, in connect <text:line-break/>&gt;&gt; ret = self.connect_ssl() <text:line-break/>&gt;&gt; File "/usr/lib/cmf/agent/build/env/lib/python2.7/site-packages/M2Crypto-0.24.0-py2.7-linux-x86_64.egg/M2Crypto/SSL/Connection.py", line 188, in connect_ssl <text:line-break/>&gt;&gt; return m2.ssl_connect(self.ssl, self._timeout) <text:line-break/></text:span><text:span text:style-name="T7">&gt;&gt;SSLError: unknown protocol </text:span><text:span text:style-name="T4"><text:line-break/></text:span><text:span text:style-name="T7">&gt;&gt;[13/Sep/2017 11:57:12 +0000] 14579 MainThread agent ERROR Heartbeating to 10.237.36.112:7182 failed. </text:span><text:span text:style-name="T4"><text:line-break/>&gt;&gt;Traceback (most recent call last): <text:line-break/>&gt;&gt; File "/usr/lib/cmf/agent/build/env/lib/python2.7/site-packages/cmf-5.12.1-py2.7.egg/cmf/agent.py", line 1409, in _send_heartbeat <text:line-break/>&gt;&gt; self.max_cert_depth) <text:line-break/>&gt;&gt; File "/usr/lib/cmf/agent/build/env/lib/python2.7/site-packages/cmf-5.12.1-py2.7.egg/cmf/https.py", line 134, in __init__ <text:line-break/>&gt;&gt; self.conn.connect() <text:line-break/>&gt;&gt; File "/usr/lib/cmf/agent/build/env/lib/python2.7/site-packages/M2Crypto-0.24.0-py2.7-linux-x86_64.egg/M2Crypto/httpslib.py", line 59, in connect <text:line-break/>&gt;&gt; sock.connect((self.host, self.port)) <text:line-break/>&gt;&gt; File "/usr/lib/cmf/agent/build/env/lib/python2.7/site-packages/M2Crypto-0.24.0-py2.7-linux-x86_64.egg/M2Crypto/SSL/Connection.py", line 195, in connect <text:line-break/>&gt;&gt; ret = self.connect_ssl() <text:line-break/>&gt;&gt; File "/usr/lib/cmf/agent/build/env/lib/python2.7/site-packages/M2Crypto-0.24.0-py2.7-linux-x86_64.egg/M2Crypto/SSL/Connection.py", line 188, in connect_ssl <text:line-break/>&gt;&gt; return m2.ssl_connect(self.ssl, self._timeout) <text:line-break/></text:span><text:span text:style-name="T7">&gt;&gt;SSLError: unknown protocol </text:span><text:span text:style-name="T4"><text:line-break/></text:span><text:span text:style-name="T7">&gt;&gt;[13/Sep/2017 11:57:17 +0000] 14579 MainThread agent ERROR Heartbeating to 10.237.36.112:7182 failed. </text:span><text:span text:style-name="T4"><text:line-break/>&gt;&gt;Traceback (most recent call last): <text:line-break/>&gt;&gt; File "/usr/lib/cmf/agent/build/env/lib/python2.7/site-packages/cmf-5.12.1-py2.7.egg/cmf/agent.py", line 1409, in _send_heartbeat <text:line-break/>&gt;&gt; self.max_cert_depth) <text:line-break/>&gt;&gt; File "/usr/lib/cmf/agent/build/env/lib/python2.7/site-packages/cmf-5.12.1-py2.7.egg/cmf/https.py", line 134, in __init__ <text:line-break/>&gt;&gt; self.conn.connect() <text:line-break/>&gt;&gt; File "/usr/lib/cmf/agent/build/env/lib/python2.7/site-packages/M2Crypto-0.24.0-py2.7-linux-x86_64.egg/M2Crypto/httpslib.py", line 59, in connect <text:line-break/>&gt;&gt; sock.connect((self.host, self.port)) <text:line-break/>&gt;&gt; File "/usr/lib/cmf/agent/build/env/lib/python2.7/site-packages/M2Crypto-0.24.0-py2.7-linux-x86_64.egg/M2Crypto/SSL/Connection.py", line 195, in connect <text:line-break/>&gt;&gt; ret = self.connect_ssl() <text:line-break/>&gt;&gt; File "/usr/lib/cmf/agent/build/env/lib/python2.7/site-packages/M2Crypto-0.24.0-py2.7-linux-x86_64.egg/M2Crypto/SSL/Connection.py", line 188, in connect_ssl <text:line-break/>&gt;&gt; return m2.ssl_connect(self.ssl, self._timeout) <text:line-break/></text:span><text:span text:style-name="T7">&gt;&gt;SSLError: unknown protocol </text:span><text:span text:style-name="T4"><text:line-break/></text:span><text:soft-page-break/><text:span text:style-name="T4">&gt;&gt;[13/Sep/2017 11:57:18 +0000] 14579 MainThread agent INFO Stopping agent... <text:line-break/>&gt;&gt;[13/Sep/2017 11:57:18 +0000] 14579 MainThread agent INFO 1 processes are being managed; Supervisor will continue to run. <text:line-break/>&gt;&gt;[13/Sep/2017 11:57:18 +0000] 14579 MainThread _cplogging INFO [13/Sep/2017:11:57:18] ENGINE Bus STOPPING <text:line-break/>&gt;&gt;[13/Sep/2017 11:57:18 +0000] 14579 MainThread _cplogging INFO [13/Sep/2017:11:57:18] ENGINE HTTP Server cherrypy._cpwsgi_server.CPWSGIServer(('PC355406', 9000)) shut down <text:line-break/>&gt;&gt;[13/Sep/2017 11:57:18 +0000] 14579 MainThread _cplogging INFO [13/Sep/2017:11:57:18] ENGINE Stopped thread '_TimeoutMonitor'. <text:line-break/>&gt;&gt;[13/Sep/2017 11:57:18 +0000] 14579 MainThread _cplogging INFO [13/Sep/2017:11:57:18] ENGINE Bus STOPPED <text:line-break/>&gt;&gt;[13/Sep/2017 11:57:18 +0000] 14579 MainThread _cplogging INFO [13/Sep/2017:11:57:18] ENGINE Bus STOPPING <text:line-break/>&gt;&gt;[13/Sep/2017 11:57:18 +0000] 14579 MainThread _cplogging INFO [13/Sep/2017:11:57:18] ENGINE HTTP Server cherrypy._cpwsgi_server.CPWSGIServer(('PC355406', 9000)) already shut down <text:line-break/>&gt;&gt;[13/Sep/2017 11:57:18 +0000] 14579 MainThread _cplogging INFO [13/Sep/2017:11:57:18] ENGINE No thread running for None. <text:line-break/>&gt;&gt;[13/Sep/2017 11:57:18 +0000] 14579 MainThread _cplogging INFO [13/Sep/2017:11:57:18] ENGINE Bus STOPPED <text:line-break/>&gt;&gt;[13/Sep/2017 11:57:18 +0000] 14579 MainThread _cplogging INFO [13/Sep/2017:11:57:18] ENGINE Bus EXITING <text:line-break/>&gt;&gt;[13/Sep/2017 11:57:18 +0000] 14579 MainThread _cplogging INFO [13/Sep/2017:11:57:18] ENGINE Bus EXITED <text:line-break/>&gt;&gt;[13/Sep/2017 11:57:18 +0000] 14579 MainThread agent INFO Agent exiting; caught signal 15 <text:line-break/>&gt;&gt;[13/Sep/2017 11:57:18 +0000] 14579 Dummy-13 daemonize WARNING Stopping daemon. <text:line-break/></text:span><text:span text:style-name="Strong_20_Emphasis"><text:span text:style-name="T3">END (0) </text:span></text:span><text:span text:style-name="T4"><text:line-break/>end of agent logs. <text:line-break/>scm agent restarted </text:span></text:p>
      <text:h text:style-name="P4" text:outline-level="3">Installation script completed successfully.</text:h>
      <text:p text:style-name="P5">all done <text:line-break/>closing logging file descriptor </text:p>
      <text:p text:style-name="Standard"/>
      <text:p text:style-name="P3">127.0.0.1<text:tab/>localhost</text:p>
      <text:p text:style-name="P3">#127.0.0.1<text:tab/>PC355406</text:p>
      <text:p text:style-name="P3">10.237.36.112<text:tab/>PC355406</text:p>
      <text:p text:style-name="P3"/>
      <text:p text:style-name="P3"># The following lines are desirable for IPv6 capable hosts</text:p>
      <text:p text:style-name="P3">::1 <text:s text:c="4"/>ip6-localhost ip6-loopback</text:p>
      <text:p text:style-name="P3">fe00::0 ip6-localnet</text:p>
      <text:p text:style-name="P3">ff00::0 ip6-mcastprefix</text:p>
      <text:p text:style-name="P3">ff02::1 ip6-allnodes</text:p>
      <text:p text:style-name="P3">ff02::2 ip6-allrouters</text:p>
      <text:p text:style-name="P3"/>
      <text:p text:style-name="P3"/>
      <text:p text:style-name="P9"><text:soft-page-break/>&lt;script src="https://gist.github.com/anonymous/db21630f0db1968e605010c4ef6c3e08.js"&gt;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Mono" svg:font-family="'Roboto Mono', Menlo, Monaco, Consolas, 'Courier New', monospace"/>
    <style:font-face style:name="Roboto" svg:font-family="Roboto, 'Helvetica Neue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6:51:09.073776457</meta:creation-date>
    <dc:date>2017-09-13T12:05:41.401495174</dc:date>
    <meta:editing-duration>PT6M2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4" meta:paragraph-count="42" meta:word-count="2573" meta:character-count="30222" meta:non-whitespace-character-count="27326"/>
  </office:meta>
</office:document-meta>
</file>